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28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3.162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6.4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="0.06pt solid #000000"/>
      <style:text-properties style:font-name="Arial" style:font-name-asian="DejaVu Sans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style:font-name-asian="DejaVu Sans" style:font-name-complex="Lohit Hindi"/>
    </style:style>
    <style:style style:name="ce12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start" fo:margin-left="0in"/>
    </style:style>
    <style:style style:name="ce13" style:family="table-cell" style:parent-style-name="Default">
      <style:table-cell-properties fo:border="0.06pt solid #000000" fo:padding="0.028in"/>
    </style:style>
    <style:style style:name="ce14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3">
          <table:table-cell table:style-name="ce1"/>
          <table:table-cell table:style-name="ce5"/>
          <table:table-cell table:style-name="ce1" table:number-columns-repeated="3"/>
          <table:table-cell table:style-name="ce17" table:number-columns-repeated="1019"/>
        </table:table-row>
        <table:table-row table:style-name="ro1">
          <table:table-cell table:style-name="ce2" office:value-type="string">
            <text:p>Component</text:p>
          </table:table-cell>
          <table:table-cell table:style-name="ce6" office:value-type="string">
            <text:p>Quantity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Value</text:p>
          </table:table-cell>
          <table:table-cell table:style-name="ce14" office:value-type="string">
            <text:p>Not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1,C16,C17,C23</text:p>
          </table:table-cell>
          <table:table-cell table:style-name="ce7" office:value-type="float" office:value="4">
            <text:p>4</text:p>
          </table:table-cell>
          <table:table-cell table:style-name="ce3" office:value-type="string">
            <text:p>Capacitor SMD 0805 [2012 Metric]</text:p>
          </table:table-cell>
          <table:table-cell table:style-name="ce3" office:value-type="string">
            <text:p>4.7u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C2,C13,C25,C32</text:p>
          </table:table-cell>
          <table:table-cell table:style-name="ce7" office:value-type="float" office:value="4">
            <text:p>4</text:p>
          </table:table-cell>
          <table:table-cell table:style-name="ce3" office:value-type="string">
            <text:p>Cpacitor SMD 0603 [1608 Metric]</text:p>
          </table:table-cell>
          <table:table-cell table:style-name="ce3" office:value-type="string">
            <text:p>1u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C3,C9,C14,C15,C18,C19,C22,C24,C26,C30,C31,C33,C34,C35,C36</text:p>
          </table:table-cell>
          <table:table-cell table:style-name="ce7" office:value-type="float" office:value="15">
            <text:p>15</text:p>
          </table:table-cell>
          <table:table-cell table:style-name="ce3" office:value-type="string">
            <text:p>Cpacitor SMD 0603 [1608 Metric]</text:p>
          </table:table-cell>
          <table:table-cell table:style-name="ce3" office:value-type="string">
            <text:p>100n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C4,C5</text:p>
          </table:table-cell>
          <table:table-cell table:style-name="ce7" office:value-type="float" office:value="2">
            <text:p>2</text:p>
          </table:table-cell>
          <table:table-cell table:style-name="ce3" office:value-type="string">
            <text:p>Cpacitor SMD 0603 [1608 Metric]</text:p>
          </table:table-cell>
          <table:table-cell table:style-name="ce3" office:value-type="string">
            <text:p>470n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C7,C11,C12,C20,C21,C29</text:p>
          </table:table-cell>
          <table:table-cell table:style-name="ce7" office:value-type="float" office:value="6">
            <text:p>6</text:p>
          </table:table-cell>
          <table:table-cell table:style-name="ce3" office:value-type="string">
            <text:p>Capacitor SMD 0805 [2012 Metric]</text:p>
          </table:table-cell>
          <table:table-cell table:style-name="ce3" office:value-type="string">
            <text:p>10u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C10,C27,C28</text:p>
          </table:table-cell>
          <table:table-cell table:style-name="ce7" office:value-type="float" office:value="3">
            <text:p>3</text:p>
          </table:table-cell>
          <table:table-cell table:style-name="ce3" office:value-type="string">
            <text:p>Cpacitor SMD 0603 [1608 Metric]</text:p>
          </table:table-cell>
          <table:table-cell table:style-name="ce3" office:value-type="string">
            <text:p>33p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C37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Cpacitor SMD 0603 [1608 Metric]</text:p>
          </table:table-cell>
          <table:table-cell table:style-name="ce3" office:value-type="string">
            <text:p>10nF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D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LED SMD 0603 [1608 Metric]</text:p>
          </table:table-cell>
          <table:table-cell table:style-name="ce3" office:value-type="string">
            <text:p>150060RS75000 - <text:s/>RED</text:p>
          </table:table-cell>
          <table:table-cell table:style-name="ce3" office:value-type="string">
            <text:p><text:a xlink:href="http://katalog.we-online.de/led/datasheet/150060RS75000.pdf">http://katalog.we-online.de/led/datasheet/150060RS75000.pdf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1,L2</text:p>
          </table:table-cell>
          <table:table-cell table:style-name="ce7" office:value-type="float" office:value="2">
            <text:p>2</text:p>
          </table:table-cell>
          <table:table-cell table:style-name="ce3" office:value-type="string">
            <text:p>Inductance SMD 0805 [2012 Metric]</text:p>
          </table:table-cell>
          <table:table-cell table:style-name="ce3" office:value-type="string">
            <text:p>BLM21AG151SN1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L3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Inductance SMD 0805 [2012 Metric]</text:p>
          </table:table-cell>
          <table:table-cell table:style-name="ce3" office:value-type="string">
            <text:p>BLM18AG601SN1D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Q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SOT-23</text:p>
          </table:table-cell>
          <table:table-cell table:style-name="ce3" office:value-type="string">
            <text:p>FDN337N</text:p>
          </table:table-cell>
          <table:table-cell table:style-name="ce3" office:value-type="string">
            <text:p><text:a xlink:href="http://www.fairchildsemi.com/ds/FD/FDN337N.pdf">http://www.fairchildsemi.com/ds/FD/FDN337N.pdf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2K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2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1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3,R13</text:p>
          </table:table-cell>
          <table:table-cell table:style-name="ce7" office:value-type="float" office:value="2">
            <text:p>2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4K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4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249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5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14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6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30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7,R12,R29,R30,R35</text:p>
          </table:table-cell>
          <table:table-cell table:style-name="ce7" office:value-type="float" office:value="5">
            <text:p>5</text:p>
          </table:table-cell>
          <table:table-cell table:style-name="ce3" office:value-type="string">
            <text:p>Resistor SMD 0603 [1608 Metric]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9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10K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10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110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14,R15</text:p>
          </table:table-cell>
          <table:table-cell table:style-name="ce7" office:value-type="float" office:value="2">
            <text:p>2</text:p>
          </table:table-cell>
          <table:table-cell table:style-name="ce3" office:value-type="string">
            <text:p>Resistor SMD 0603 [1608 Metric]</text:p>
          </table:table-cell>
          <table:table-cell table:style-name="ce7" office:value-type="float" office:value="300">
            <text:p>3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16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Resistor SMD 0603 [1608 Metric]</text:p>
          </table:table-cell>
          <table:table-cell table:style-name="ce7" office:value-type="float" office:value="220">
            <text:p>2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17,R19,R21,R22,R23,R24,R26,R27,R28,R31,R32,R33,R34</text:p>
          </table:table-cell>
          <table:table-cell table:style-name="ce7" office:value-type="float" office:value="13">
            <text:p>13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10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R18,R20</text:p>
          </table:table-cell>
          <table:table-cell table:style-name="ce7" office:value-type="float" office:value="2">
            <text:p>2</text:p>
          </table:table-cell>
          <table:table-cell table:style-name="ce3" office:value-type="string">
            <text:p>Resistor SMD 0603 [1608 Metric]</text:p>
          </table:table-cell>
          <table:table-cell table:style-name="ce3" office:value-type="string">
            <text:p>100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U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SOIC8</text:p>
          </table:table-cell>
          <table:table-cell table:style-name="ce9" office:value-type="string">
            <text:p>TPS77801D</text:p>
          </table:table-cell>
          <table:table-cell table:style-name="ce3" office:value-type="string">
            <text:p><text:a xlink:href="http://www.ti.com/lit/ds/symlink/tps77701.pdf">http://www.ti.com/lit/ds/symlink/tps77701.pdf</text:a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2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QFN32</text:p>
          </table:table-cell>
          <table:table-cell table:style-name="ce9" office:value-type="string">
            <text:p>TLV320AIC3204IRHBT</text:p>
          </table:table-cell>
          <table:table-cell table:style-name="ce3" office:value-type="string">
            <text:p><text:a xlink:href="http://www.ti.com/lit/ds/slos602b/slos602b.pdf">http://www.ti.com/lit/ds/slos602b/slos602b.pdf</text:a>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2">
            <text:p>U4</text:p>
          </table:table-cell>
          <table:table-cell table:style-name="ce4" office:value-type="float" office:value="1" table:number-columns-spanned="1" table:number-rows-spanned="2">
            <text:p>1</text:p>
          </table:table-cell>
          <table:table-cell table:style-name="ce4" office:value-type="float" office:value="3225" table:number-columns-spanned="1" table:number-rows-spanned="2">
            <text:p>3225</text:p>
          </table:table-cell>
          <table:table-cell table:style-name="ce4" office:value-type="string" table:number-columns-spanned="1" table:number-rows-spanned="2">
            <text:p>DSX321G 12MHz</text:p>
          </table:table-cell>
          <table:table-cell table:style-name="ce15" office:value-type="string">
            <text:p><text:a xlink:href="http://www.aspen-electronics.com/files/KDS/datasheets/DSX321G.pdf">http://www.aspen-electronics.com/files/KDS/datasheets/DSX321G.pdf</text:a>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number-columns-repeated="2" table:style-name="ce7"/>
          <table:covered-table-cell table:style-name="ce3"/>
          <table:table-cell table:style-name="ce16" office:value-type="string">
            <text:p><text:a xlink:href="http://it.farnell.com/txc/7m-12-000meeq-t/cristallo-di-quarzo-12-mhz-10-pf/dp/1866008">http://it.farnell.com/txc/7m-12-000meeq-t/cristallo-di-quarzo-12-mhz-10-pf/dp/1866008</text:a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6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MCH_FCI-10067847-001</text:p>
          </table:table-cell>
          <table:table-cell table:style-name="ce3" office:value-type="string">
            <text:p>FCI-10067847-001</text:p>
          </table:table-cell>
          <table:table-cell table:style-name="ce3" office:value-type="string">
            <text:p><text:a xlink:href="http://portal.fciconnect.com/Comergent//fci/drawing/10067847.pdf">http://portal.fciconnect.com/Comergent//fci/drawing/10067847.pdf</text:a>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2">
            <text:p>X1</text:p>
          </table:table-cell>
          <table:table-cell table:style-name="ce4" office:value-type="float" office:value="1" table:number-columns-spanned="1" table:number-rows-spanned="2">
            <text:p>1</text:p>
          </table:table-cell>
          <table:table-cell table:style-name="ce10" office:value-type="float" office:value="4115" table:number-columns-spanned="1" table:number-rows-spanned="2">
            <text:p>4115</text:p>
          </table:table-cell>
          <table:table-cell table:style-name="ce12" office:value-type="string" table:number-columns-spanned="1" table:number-rows-spanned="2">
            <text:p>DST410S </text:p>
          </table:table-cell>
          <table:table-cell table:style-name="ce15" office:value-type="string">
            <text:p><text:a xlink:href="http://www.compotek.de/fileadmin/data/Datenblaetter/DST410S-32.768k-9-20-E.pdf">http://www.compotek.de/fileadmin/data/Datenblaetter/DST410S-32.768k-9-20-E.pdf</text:a>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style-name="ce7"/>
          <table:covered-table-cell table:style-name="ce11"/>
          <table:covered-table-cell table:style-name="ce13"/>
          <table:table-cell table:style-name="ce16" office:value-type="string">
            <text:p><text:a xlink:href="http://it.farnell.com/abracon/abs09-32-768khz-t/crystal-32-768khz-12-5pf-smd/dp/2101349">http://it.farnell.com/abracon/abs09-32-768khz-t/crystal-32-768khz-12-5pf-smd/dp/2101349</text:a>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2">
            <text:p>U5</text:p>
          </table:table-cell>
          <table:table-cell table:style-name="ce4" office:value-type="float" office:value="1" table:number-columns-spanned="1" table:number-rows-spanned="2">
            <text:p>1</text:p>
          </table:table-cell>
          <table:table-cell table:style-name="ce4" office:value-type="string" table:number-columns-spanned="1" table:number-rows-spanned="2">
            <text:p>BGA144</text:p>
          </table:table-cell>
          <table:table-cell table:style-name="ce10" office:value-type="string" table:number-columns-spanned="1" table:number-rows-spanned="2">
            <text:p>TMS320C5535AZHH10</text:p>
          </table:table-cell>
          <table:table-cell table:style-name="ce15" office:value-type="string">
            <text:p><text:a xlink:href="http://www.ti.com/product/tms320c5535">http://www.ti.com/product/tms320c5535</text:a>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number-columns-repeated="2" table:style-name="ce7"/>
          <table:covered-table-cell table:style-name="ce9"/>
          <table:table-cell table:style-name="ce16" office:value-type="string">
            <text:p><text:a xlink:href="http://it.farnell.com/texas-instruments/tms320c5535azhh10/ic-dsp-c55x-fixed-point-144bga/dp/2076772">http://it.farnell.com/texas-instruments/tms320c5535azhh10/ic-dsp-c55x-fixed-point-144bga/dp/2076772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U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SOT-223-6</text:p>
          </table:table-cell>
          <table:table-cell table:style-name="ce3" office:value-type="string">
            <text:p>TPS79501DCQ</text:p>
          </table:table-cell>
          <table:table-cell table:style-name="ce3"/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number:min-integer-digits="6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.5098in" fo:page-height="8.2701in" style:num-format="1" style:paper-tray-name="Automatic" style:print-orientation="landscape" fo:margin-top="0.2646in" fo:margin-bottom="0.2555in" style:shadow="none" fo:background-color="transparent" style:first-page-number="continue" style:writing-mode="lr-tb">
        <style:background-image/>
      </style:page-layout-properties>
      <style:header-style>
        <style:header-footer-properties fo:min-height="0.219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15:21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9-25T15:44:25</meta:creation-date>
    <dc:date>2013-10-03T15:28:45</dc:date>
    <dc:creator>Matteo </dc:creator>
    <meta:editing-duration>PT24M18S</meta:editing-duration>
    <meta:editing-cycles>8</meta:editing-cycles>
    <meta:generator>LibreOffice/3.6$Linux_x86 LibreOffice_project/360m1$Build-2</meta:generator>
    <meta:document-statistic meta:table-count="1" meta:cell-count="140" meta:object-count="0"/>
  </office:meta>
</office:document-meta>
</file>